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872cm" fo:min-width="1.622cm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9cm" fo:min-width="1.34cm" loext:decorative="fals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3cm" svg:x="4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6cm" svg:height="2.6cm" svg:x="4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5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21:03:16.273297914</meta:creation-date>
    <dc:date>2025-03-30T21:34:35.055312124</dc:date>
    <meta:editing-duration>PT15M26S</meta:editing-duration>
    <meta:editing-cycles>1</meta:editing-cycles>
    <meta:document-statistic meta:object-count="3"/>
    <meta:generator>LibreOffice/24.8.5.2$Linux_X86_64 LibreOffice_project/27b361b745d0ea8f99bc93dfcb7a39098dfa5fff</meta:generator>
  </office:meta>
</office:document-meta>
</file>